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re Franklin1" svg:font-family="'Libre Franklin'"/>
    <style:font-face style:name="Libre Franklin" svg:font-family="'Libre Franklin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aa0" officeooo:paragraph-rsid="000baaa0"/>
    </style:style>
    <style:style style:name="P2" style:family="paragraph" style:parent-style-name="Standard">
      <style:text-properties fo:font-weight="bold" officeooo:rsid="000baaa0" officeooo:paragraph-rsid="000baaa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3610c" officeooo:paragraph-rsid="0013610c"/>
    </style:style>
    <style:style style:name="P4" style:family="paragraph" style:parent-style-name="Standard">
      <style:text-properties style:text-underline-style="solid" style:text-underline-width="auto" style:text-underline-color="font-color" officeooo:rsid="00149697" officeooo:paragraph-rsid="00149697"/>
    </style:style>
    <style:style style:name="P5" style:family="paragraph" style:parent-style-name="Standard">
      <style:text-properties officeooo:rsid="000ce4fc" officeooo:paragraph-rsid="000ce4fc"/>
    </style:style>
    <style:style style:name="P6" style:family="paragraph" style:parent-style-name="Standard">
      <style:text-properties officeooo:rsid="00107bb5" officeooo:paragraph-rsid="00107bb5"/>
    </style:style>
    <style:style style:name="P7" style:family="paragraph" style:parent-style-name="Standard">
      <style:text-properties style:text-underline-style="none" officeooo:rsid="0013fcc0" officeooo:paragraph-rsid="0013fcc0"/>
    </style:style>
    <style:style style:name="P8" style:family="paragraph" style:parent-style-name="Standard">
      <style:text-properties style:text-underline-style="none" officeooo:rsid="0013fcc0" officeooo:paragraph-rsid="0013610c"/>
    </style:style>
    <style:style style:name="P9" style:family="paragraph" style:parent-style-name="Standard">
      <style:text-properties style:text-underline-style="none" officeooo:rsid="000ce4fc" officeooo:paragraph-rsid="000ce4fc"/>
    </style:style>
    <style:style style:name="P10" style:family="paragraph" style:parent-style-name="Standard">
      <style:text-properties style:text-underline-style="none" officeooo:rsid="000cf41f" officeooo:paragraph-rsid="000ce4fc"/>
    </style:style>
    <style:style style:name="P11" style:family="paragraph" style:parent-style-name="Standard">
      <style:text-properties style:text-underline-style="none" officeooo:rsid="000cf41f" officeooo:paragraph-rsid="000cf41f"/>
    </style:style>
    <style:style style:name="P12" style:family="paragraph" style:parent-style-name="Standard">
      <style:text-properties style:text-underline-style="none" officeooo:rsid="000e2d0b" officeooo:paragraph-rsid="000e2d0b"/>
    </style:style>
    <style:style style:name="P13" style:family="paragraph" style:parent-style-name="Standard">
      <style:text-properties style:text-underline-style="none" officeooo:rsid="00107bb5" officeooo:paragraph-rsid="00107bb5"/>
    </style:style>
    <style:style style:name="P14" style:family="paragraph" style:parent-style-name="Standard">
      <style:text-properties style:text-underline-style="none" officeooo:rsid="00149697" officeooo:paragraph-rsid="00149697"/>
    </style:style>
    <style:style style:name="P15" style:family="paragraph" style:parent-style-name="Standard">
      <style:text-properties style:text-underline-style="none" fo:font-weight="bold" officeooo:rsid="000baaa0" officeooo:paragraph-rsid="000baaa0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3fcc0" officeooo:paragraph-rsid="0013610c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07bb5" officeooo:paragraph-rsid="00107bb5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7bb5" officeooo:paragraph-rsid="00107bb5" style:font-weight-asian="bold" style:font-weight-complex="bold"/>
    </style:style>
    <style:style style:name="P19" style:family="paragraph" style:parent-style-name="Standard">
      <style:text-properties fo:font-weight="bold" officeooo:rsid="000baaa0" officeooo:paragraph-rsid="000baaa0" style:font-weight-asian="bold" style:font-weight-complex="bold"/>
    </style:style>
    <style:style style:name="P20" style:family="paragraph" style:parent-style-name="Standard">
      <style:text-properties fo:font-weight="bold" officeooo:rsid="00183978" officeooo:paragraph-rsid="00183978" style:font-weight-asian="bold" style:font-weight-complex="bold"/>
    </style:style>
    <style:style style:name="P21" style:family="paragraph" style:parent-style-name="Standard">
      <style:text-properties fo:font-weight="bold" officeooo:rsid="001a6af1" officeooo:paragraph-rsid="001a6af1" style:font-weight-asian="bold" style:font-weight-complex="bold"/>
    </style:style>
    <style:style style:name="P22" style:family="paragraph" style:parent-style-name="Standard">
      <style:text-properties fo:font-weight="bold" officeooo:rsid="001b4519" officeooo:paragraph-rsid="001b4519" style:font-weight-asian="bold" style:font-weight-complex="bold"/>
    </style:style>
    <style:style style:name="P23" style:family="paragraph" style:parent-style-name="Standard">
      <style:text-properties fo:font-weight="bold" officeooo:rsid="001ba44d" officeooo:paragraph-rsid="001ba44d" style:font-weight-asian="bold" style:font-weight-complex="bold"/>
    </style:style>
    <style:style style:name="P24" style:family="paragraph" style:parent-style-name="Standard" style:list-style-name="L1">
      <style:text-properties fo:font-weight="normal" officeooo:rsid="00183978" officeooo:paragraph-rsid="00183978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188467" officeooo:paragraph-rsid="00188467" style:font-weight-asian="normal" style:font-weight-complex="normal"/>
    </style:style>
    <style:style style:name="P26" style:family="paragraph" style:parent-style-name="Standard">
      <style:text-properties fo:font-weight="normal" officeooo:rsid="00188467" officeooo:paragraph-rsid="00188467" style:font-weight-asian="normal" style:font-weight-complex="normal"/>
    </style:style>
    <style:style style:name="P27" style:family="paragraph" style:parent-style-name="Standard">
      <style:text-properties fo:font-weight="normal" officeooo:rsid="001a6af1" officeooo:paragraph-rsid="001a6af1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1a6af1" officeooo:paragraph-rsid="001a6af1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1a6af1" officeooo:paragraph-rsid="001a6af1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1a6af1" officeooo:paragraph-rsid="001a6af1" style:font-weight-asian="normal" style:font-weight-complex="normal"/>
    </style:style>
    <style:style style:name="P31" style:family="paragraph" style:parent-style-name="Standard">
      <style:text-properties fo:font-weight="normal" officeooo:rsid="001b4519" officeooo:paragraph-rsid="001b4519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1b4519" officeooo:paragraph-rsid="001b4519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1ba44d" officeooo:paragraph-rsid="001ba44d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1ba44d" officeooo:paragraph-rsid="001f4cdd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1d1ec5" officeooo:paragraph-rsid="001d1ec5" style:font-weight-asian="normal" style:font-weight-complex="normal"/>
    </style:style>
    <style:style style:name="P36" style:family="paragraph" style:parent-style-name="Standard" style:list-style-name="L6">
      <style:text-properties officeooo:paragraph-rsid="001dda0f"/>
    </style:style>
    <style:style style:name="P37" style:family="paragraph" style:parent-style-name="Standard">
      <style:text-properties officeooo:paragraph-rsid="001d1ec5"/>
    </style:style>
    <style:style style:name="P38" style:family="paragraph" style:parent-style-name="Standard" style:list-style-name="L6">
      <style:text-properties fo:color="#000000" officeooo:rsid="001f4cdd" officeooo:paragraph-rsid="001f4cdd"/>
    </style:style>
    <style:style style:name="P39" style:family="paragraph" style:parent-style-name="Standard">
      <style:text-properties fo:color="#000000" officeooo:rsid="001f4cdd" officeooo:paragraph-rsid="001f4cdd"/>
    </style:style>
    <style:style style:name="P40" style:family="paragraph" style:parent-style-name="Standard">
      <style:text-properties fo:color="#000000" fo:font-weight="bold" officeooo:rsid="001f4cdd" officeooo:paragraph-rsid="001f4cdd" style:font-weight-asian="bold" style:font-weight-complex="bold"/>
    </style:style>
    <style:style style:name="P41" style:family="paragraph" style:parent-style-name="Standard" style:list-style-name="L7">
      <style:text-properties fo:color="#000000" fo:font-weight="normal" officeooo:rsid="001f4cdd" officeooo:paragraph-rsid="001f4cdd" style:font-weight-asian="normal" style:font-weight-complex="normal"/>
    </style:style>
    <style:style style:name="P42" style:family="paragraph" style:parent-style-name="Horizontal_20_Line">
      <style:text-properties officeooo:rsid="001b4519" officeooo:paragraph-rsid="001b4519"/>
    </style:style>
    <style:style style:name="P43" style:family="paragraph" style:parent-style-name="Frame_20_contents">
      <style:text-properties officeooo:rsid="00183978" officeooo:paragraph-rsid="0018397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85b4"/>
    </style:style>
    <style:style style:name="T5" style:family="text">
      <style:text-properties style:text-underline-style="none" officeooo:rsid="001d1ec5"/>
    </style:style>
    <style:style style:name="T6" style:family="text">
      <style:text-properties style:text-underline-style="none" fo:font-weight="normal" officeooo:rsid="001d1ec5" style:font-weight-asian="normal" style:font-weight-complex="normal"/>
    </style:style>
    <style:style style:name="T7" style:family="text">
      <style:text-properties officeooo:rsid="00149697"/>
    </style:style>
    <style:style style:name="T8" style:family="text">
      <style:text-properties style:text-position="super 58%" style:text-underline-style="none"/>
    </style:style>
    <style:style style:name="T9" style:family="text">
      <style:text-properties officeooo:rsid="00188467"/>
    </style:style>
    <style:style style:name="T10" style:family="text">
      <style:text-properties fo:color="#4a4a4a" style:font-name="Droid Sans Mono" fo:font-size="10.5pt" fo:font-style="italic" fo:background-color="#212121" loext:char-shading-value="0"/>
    </style:style>
    <style:style style:name="T11" style:family="text">
      <style:text-properties officeooo:rsid="001ba44d"/>
    </style:style>
    <style:style style:name="T12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officeooo:rsid="001d1ec5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da0f" style:font-size-asian="12pt" style:font-weight-asian="normal" style:font-size-complex="12pt" style:font-weight-complex="normal"/>
    </style:style>
    <style:style style:name="T14" style:family="text">
      <style:text-properties fo:color="#000000" style:text-underline-style="none" fo:font-weight="normal" officeooo:rsid="001d1ec5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-content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er.py functions</text:p>
      <text:p text:style-name="P2"/>
      <text:p text:style-name="P20">Things to note</text:p>
      <text:p text:style-name="P20"/>
      <text:p text:style-name="P20">Console output when running ingest</text:p>
      <text:p text:style-name="P20"><draw:frame draw:style-name="fr1" draw:name="Frame1" text:anchor-type="paragraph" svg:width="17cm" style:rel-width="100%" draw:z-index="0"><draw:text-box fo:min-height="0.499cm"><text:p text:style-name="P43">[CRITICAL:2018-05-23 10:13:14,678:importer.py:112:_clear_import_log] Clearing import log</text:p><text:p text:style-name="P43">[INFO:2018-05-23 10:13:14,688:importer.py:120:_create_extensions] creating extension: citext</text:p><text:p text:style-name="P43">[WARNING:2018-05-23 10:13:14,996:importer.py:256:load_soil_contextual_metadata] loading Soil contextual metadata</text:p><text:p text:style-name="P43">[WARNING:2018-05-23 10:13:17,606:importer.py:284:load_marine_contextual_metadata] loading Marine contextual metadata</text:p><text:p text:style-name="P43">[WARNING:2018-05-23 10:13:30,916:importer.py:222:load_taxonomies] loading taxonomies - pass 1, defining ontologies</text:p><text:p text:style-name="P43">[WARNING:2018-05-23 10:13:30,917:importer.py:201:_taxon_rows_iter] reading taxonomy file: /data/2018-03/16S/AMD_16S_table_20180223_v132_final.taxonomy</text:p><text:p text:style-name="P43">[WARNING:2018-05-23 10:13:49,154:importer.py:225:load_taxonomies] loading taxonomies - pass 2, defining OTUs</text:p><text:p text:style-name="P43">[WARNING:2018-05-23 10:13:49,155:importer.py:230:load_taxonomies] writing out taxonomy data to CSV tempfile: /data/bpaotu-a7j56hl6</text:p><text:p text:style-name="P43">[WARNING:2018-05-23 10:13:49,155:importer.py:201:_taxon_rows_iter] reading taxonomy file: /data/2018-03/16S/AMD_16S_table_20180223_v132_final.taxonomy</text:p><text:p text:style-name="P43">[WARNING:2018-05-23 10:14:33,996:importer.py:244:load_taxonomies] loading taxonomy data from temporary CSV file</text:p></draw:text-box></draw:frame></text:p>
      <text:p text:style-name="P20"/>
      <text:p text:style-name="P20">Imports</text:p>
      <text:list xml:id="list8478093915826356559" text:style-name="L1">
        <text:list-item>
          <text:p text:style-name="P24">os for operating system things</text:p>
        </text:list-item>
        <text:list-item>
          <text:p text:style-name="P24">csv for csv file handling I guess</text:p>
        </text:list-item>
        <text:list-item>
          <text:p text:style-name="P24">tempfile for making temporary files (I guess to avoid taking memory)</text:p>
        </text:list-item>
        <text:list-item>
          <text:p text:style-name="P24">traceback – probably debugging stuff</text:p>
        </text:list-item>
        <text:list-item>
          <text:p text:style-name="P24">logging - for console info</text:p>
        </text:list-item>
        <text:list-item>
          <text:p text:style-name="P24">sqlalchemy for table creation stuff</text:p>
        </text:list-item>
        <text:list-item>
          <text:p text:style-name="P24">glob – used for finding file path patterns</text:p>
        </text:list-item>
        <text:list-item>
          <text:p text:style-name="P24">.contextual – <text:span text:style-name="T9">I think this contains all the data cleaning stuff like normalizing inputs etc</text:span></text:p>
        </text:list-item>
        <text:list-item>
          <text:p text:style-name="P25">collections – utility for creating dictionaries</text:p>
        </text:list-item>
        <text:list-item>
          <text:p text:style-name="P25">itertools – I guess for extracting zips</text:p>
        </text:list-item>
        <text:list-item>
          <text:p text:style-name="P25">.models – Contains some meta and logging for the import process I think? Might contain a bit more.</text:p>
        </text:list-item>
        <text:list-item>
          <text:p text:style-name="P25">.otu – contains all the classes used for table construction and relationships used by sqlalchemy</text:p>
        </text:list-item>
      </text:list>
      <text:p text:style-name="P26"/>
      <text:p text:style-name="P27">def try_int(s):</text:p>
      <text:list xml:id="list682091347919216729" text:style-name="L2">
        <text:list-item>
          <text:p text:style-name="P28">Checks if something is an int. If it is then it returns it else it returns an error</text:p>
        </text:list-item>
      </text:list>
      <text:p text:style-name="P27"/>
      <text:p text:style-name="P27">def grouper(iterable, n, fillvalue=None)</text:p>
      <text:list xml:id="list4482333307133244280" text:style-name="L3">
        <text:list-item>
          <text:p text:style-name="P29">Collects data into fixed-length </text:p>
        </text:list-item>
        <text:list-item>
          <text:p text:style-name="P29">pass in the thing to iterate over, the amount to chunk it in, the padding string/char to pad the final group with. </text:p>
        </text:list-item>
        <text:list-item>
          <text:p text:style-name="P29">e.g. </text:p>
        </text:list-item>
      </text:list>
      <text:p text:style-name="P20"/>
      <text:p text:style-name="P21"><text:soft-page-break/>def otu_hash(code):</text:p>
      <text:list xml:id="list5125448135093482510" text:style-name="L4">
        <text:list-item>
          <text:p text:style-name="P30">Takes in a code and returns md5 – i think it’s encryption? I’m not 100% sure.</text:p>
        </text:list-item>
      </text:list>
      <text:p text:style-name="P27"/>
      <text:p text:style-name="P42"/>
      <text:p text:style-name="P27"/>
      <text:p text:style-name="P22">Class DataImporter:</text:p>
      <text:list xml:id="list8322406790677733803" text:style-name="L5">
        <text:list-item>
          <text:p text:style-name="P32">Contains 2 dicts</text:p>
          <text:list>
            <text:list-item>
              <text:p text:style-name="P32">soil_ontologies – which as key of a ontology name and value being the class in otu.py that sqlalchemy uses to create the database tables.</text:p>
            </text:list-item>
            <text:list-item>
              <text:p text:style-name="P32">marine_ontologies – same as soil_ontologies dictionary but only 2 fields currently</text:p>
            </text:list-item>
          </text:list>
        </text:list-item>
      </text:list>
      <text:p text:style-name="P31"/>
      <text:p text:style-name="P22">def __init__<text:span text:style-name="T11">(self, import_base):</text:span></text:p>
      <text:p text:style-name="P22"/>
      <text:p text:style-name="P31"/>
      <text:p text:style-name="P23">def _<text:span text:style-name="T3">build_ontology(self, db_class, vals):</text:span></text:p>
      <text:list xml:id="list3041667621429486803" text:style-name="L6">
        <text:list-item>
          <text:p text:style-name="P33"><text:span text:style-name="T3">Sorts values (I’m assuming like all the values in a column)</text:span></text:p>
        </text:list-item>
        <text:list-item>
          <text:p text:style-name="P34"><text:span text:style-name="T3">For every value it </text:span></text:p>
          <text:list>
            <text:list-item>
              <text:p text:style-name="P34"><text:span text:style-name="T3">calls the db_class with the current iteration value e.g. OTUKingdom(value). </text:span><text:span text:style-name="T5">Stories this in the variable instance</text:span></text:p>
            </text:list-item>
            <text:list-item>
              <text:p text:style-name="P35"><text:span text:style-name="T3">calls sqlalchemy add with the value of the instance api <text:s/>on the class session: _session.add(instance)</text:span></text:p>
            </text:list-item>
            <text:list-item>
              <text:p text:style-name="P36"><text:span text:style-name="T6">It then calls commit() on the _session which from documen</text:span><text:span text:style-name="T14">tation</text:span><text:span text:style-name="T12"> </text:span><text:span text:style-name="T13">: Flush pending changes and commit the current transaction.</text:span></text:p>
            </text:list-item>
          </text:list>
        </text:list-item>
        <text:list-item>
          <text:p text:style-name="P38">It then exits the loop and returns a dictionary which is the real value + id for each tuple in the newly created ontology table.</text:p>
        </text:list-item>
      </text:list>
      <text:p text:style-name="P39"/>
      <text:p text:style-name="P40">Def<text:span text:style-name="T3"> _load_ontology(self, ontology_defn, row_iter)</text:span></text:p>
      <text:list xml:id="list563548427475731300" text:style-name="L7">
        <text:list-item>
          <text:p text:style-name="P41"><text:span text:style-name="T3">imports the ontologies, build a mapping from permitted values into Ids in those ontologies</text:span></text:p>
        </text:list-item>
        <text:list-item>
          <text:p text:style-name="P41"><text:span text:style-name="T3"/></text:p>
        </text:list-item>
      </text:list>
      <text:p text:style-name="P37"/>
      <text:p text:style-name="Horizontal_20_Line"/>
      <text:p text:style-name="P2"/>
      <text:p text:style-name="P15">Load_soil_contextual_metadata</text:p>
      <text:p text:style-name="P1"/>
      <text:p text:style-name="P1">Gets all the rows located in the base data file + /base/*xlsx. So it just grabs first file in the data/dev/base/ that’s an xlsx.</text:p>
      <text:p text:style-name="P1"/>
      <text:p text:style-name="P1">Creates mappings using DataImporter.soil_ontologies, rows. Currently my guess is that it creates numerics values for different categories of soil ontologies.</text:p>
      <text:p text:style-name="P1"/>
      <text:p text:style-name="P5">Then calls <text:span text:style-name="T3">make_context() which is a nested funciton of this function which iterates through each row doing the following:</text:span></text:p>
      <text:p text:style-name="P9"/>
      <text:p text:style-name="P9">1. Check if the row has a bpa_id. If it has none then creates an attr (attributes) object that contains an id.</text:p>
      <text:p text:style-name="P9"/>
      <text:p text:style-name="P9">2. Iterates through DataImporter.soil_ontologies which is basically all the categories of measurements that a soil sample has. If the DataImporter list contains one not present in the sample being examined then it skips it.</text:p>
      <text:p text:style-name="P10"/>
      <text:p text:style-name="P11"><text:soft-page-break/>For fields in the sample that are also in the DataImporter list:</text:p>
      <text:p text:style-name="P12">Creates a field called &lt;field name&gt;_id and stories in a corresponding value from the mapper to that attribute. (I think it’s basically making a foreign key for the tables.)</text:p>
      <text:p text:style-name="P1"/>
      <text:p text:style-name="P15">Load_marine_contextual_metadata</text:p>
      <text:p text:style-name="P1"/>
      <text:p text:style-name="P1"/>
      <text:p text:style-name="P6">Basically does the same thing as soil contextual except marine uses the mm parent directory for it’s xlsx data and contains much less DataImporter list items.</text:p>
      <text:p text:style-name="P6"/>
      <text:p text:style-name="P16">_load_ontology()</text:p>
      <text:p text:style-name="P3"/>
      <text:p text:style-name="P7">1. Takes the params, ontologies <text:span text:style-name="T7">which is just a list of taxonomic classifications ( keys being: kingdom, phylum etc, values being OTUKingdom, etc which are classes that take OntologyMixin and Base). I think the ontologies relates to the sqlachemy and the ability to use mixins and turn classes into tables? </text:span>and the generator <text:span text:style-name="T1">taxon</text:span>_rows_iter() which is basically coroutine that yields specific things pertaining to a row. This method defines the ontologies. </text:p>
      <text:p text:style-name="P8"/>
      <text:p text:style-name="P7">2.</text:p>
      <text:p text:style-name="P6"/>
      <text:p text:style-name="P17">taxon_rows_iter()</text:p>
      <text:p text:style-name="P18"/>
      <text:p text:style-name="P13">1. Opens the .taxonomy file</text:p>
      <text:p text:style-name="P13"/>
      <text:p text:style-name="P13">2. Checks the first column in every row. If it’s # then skip it. If it contains something then store the first column value as the otu. Save the rest of the columns as ontology parts.</text:p>
      <text:p text:style-name="P13"/>
      <text:p text:style-name="P4"><text:span text:style-name="T3">2</text:span><text:span text:style-name="T8">nd</text:span><text:span text:style-name="T3"> pass of the taxonomies – </text:span><text:span text:style-name="T4">defining the OTUs</text:span><text:span text:style-name="T3"> (not a function)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re Franklin1" svg:font-family="'Libre Franklin'"/>
    <style:font-face style:name="Libre Franklin" svg:font-family="'Libre Franklin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09:18.979664358</meta:creation-date>
    <dc:date>2018-05-23T15:52:37.879350038</dc:date>
    <meta:editing-duration>PT34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745" meta:character-count="5271" meta:non-whitespace-character-count="4602"/>
  </office:meta>
</office:document-meta>
</file>